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4000000971330DA7167964172.png" manifest:media-type="image/png"/>
  <manifest:file-entry manifest:full-path="Pictures/1000150800000F5500000F9D9CDD240292335D82.svg" manifest:media-type="image/svg+xml"/>
  <manifest:file-entry manifest:full-path="Pictures/100002010000009400000097969563902B8FD33A.png" manifest:media-type="image/png"/>
  <manifest:file-entry manifest:full-path="Pictures/1000020100000094000000972AE563591182B8CC.png" manifest:media-type="image/png"/>
  <manifest:file-entry manifest:full-path="Pictures/1000151400000F5500000F9DB67A401F8C798F09.svg" manifest:media-type="image/svg+xml"/>
  <manifest:file-entry manifest:full-path="Pictures/1000150B00000F5500000F9DE6ABDBF32568B269.svg" manifest:media-type="image/svg+xml"/>
  <manifest:file-entry manifest:full-path="Pictures/10000000000007800000055C9A1FAD770C155FDE.jpg" manifest:media-type="image/jpeg"/>
  <manifest:file-entry manifest:full-path="Pictures/1000020100000520000000CC89C8487398C3C2D0.png" manifest:media-type="image/png"/>
  <manifest:file-entry manifest:full-path="Pictures/1000151200000F5500000F9D3BA994AA0E6718A4.svg" manifest:media-type="image/svg+xml"/>
  <manifest:file-entry manifest:full-path="Pictures/100000000000078000000500760575EA5FE4821B.jpg" manifest:media-type="image/jpeg"/>
  <manifest:file-entry manifest:full-path="Pictures/100010580000879200001508D21A14F0A9096EB5.svg" manifest:media-type="image/svg+xml"/>
  <manifest:file-entry manifest:full-path="Pictures/100002010000009400000097C71044F8642786D1.png" manifest:media-type="image/png"/>
  <manifest:file-entry manifest:full-path="Pictures/10000000000007800000050095DB231CF98601C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5S" presentation:background-visible="true" presentation:background-objects-visible="true" draw:fill="solid" draw:fill-color="#d2e9d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5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transition-speed="slow" presentation:duration="PT5S" presentation:background-visible="true" presentation:background-objects-visible="true" draw:fill="solid" draw:fill-color="#ffd7d7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transition-speed="slow" presentation:duration="PT5S" presentation:background-visible="true" presentation:background-objects-visible="true" draw:fill="solid" draw:fill-color="#60848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432cm, 0cm, 11.08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759cm, 0cm, 23.7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1cm, 0cm, 0.473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924cm" svg:height="3.996cm" svg:x="23.953cm" svg:y="0.273cm">
          <draw:image xlink:href="Pictures/1000151200000F5500000F9D3BA994AA0E6718A4.svg" xlink:type="simple" xlink:show="embed" xlink:actuate="onLoad" loext:mime-type="image/svg+xml">
            <text:p/>
          </draw:image>
          <draw:image xlink:href="Pictures/100002010000009400000097C71044F8642786D1.png" xlink:type="simple" xlink:show="embed" xlink:actuate="onLoad" loext:mime-type="image/png"/>
        </draw:frame>
        <draw:frame draw:style-name="gr2" draw:text-style-name="P1" draw:layer="layout" svg:width="3.924cm" svg:height="3.996cm" draw:transform="rotate (-3.14159265358979) translate (27.877cm 15.57cm)">
          <draw:image xlink:href="Pictures/1000151200000F5500000F9D3BA994AA0E6718A4.svg" xlink:type="simple" xlink:show="embed" xlink:actuate="onLoad" loext:mime-type="image/svg+xml">
            <text:p/>
          </draw:image>
          <draw:image xlink:href="Pictures/100002010000009400000097C71044F8642786D1.png" xlink:type="simple" xlink:show="embed" xlink:actuate="onLoad" loext:mime-type="image/png"/>
        </draw:frame>
        <draw:frame draw:style-name="gr1" draw:text-style-name="P1" draw:layer="layout" svg:width="3.924cm" svg:height="3.996cm" draw:transform="rotate (-3.14159265358979) translate (4.177cm 15.57cm)">
          <draw:image xlink:href="Pictures/1000151200000F5500000F9D3BA994AA0E6718A4.svg" xlink:type="simple" xlink:show="embed" xlink:actuate="onLoad" loext:mime-type="image/svg+xml">
            <text:p/>
          </draw:image>
          <draw:image xlink:href="Pictures/100002010000009400000097C71044F8642786D1.png" xlink:type="simple" xlink:show="embed" xlink:actuate="onLoad" loext:mime-type="image/png"/>
        </draw:frame>
        <draw:frame draw:style-name="gr2" draw:text-style-name="P1" draw:layer="layout" svg:width="3.924cm" svg:height="3.996cm" svg:x="0.253cm" svg:y="0.276cm">
          <draw:image xlink:href="Pictures/1000151200000F5500000F9D3BA994AA0E6718A4.svg" xlink:type="simple" xlink:show="embed" xlink:actuate="onLoad" loext:mime-type="image/svg+xml">
            <text:p/>
          </draw:image>
          <draw:image xlink:href="Pictures/100002010000009400000097C71044F8642786D1.png" xlink:type="simple" xlink:show="embed" xlink:actuate="onLoad" loext:mime-type="image/png"/>
        </draw:frame>
        <draw:g>
          <draw:frame draw:style-name="gr3" draw:text-style-name="P1" draw:layer="layout" svg:width="5.024cm" svg:height="8.999cm" svg:x="2.125cm" svg:y="1.971cm">
            <draw:image xlink:href="Pictures/10000000000007800000050095DB231CF98601CC.jpg" xlink:type="simple" xlink:show="embed" xlink:actuate="onLoad" loext:mime-type="image/jpeg">
              <text:p/>
            </draw:image>
          </draw:frame>
          <draw:frame draw:style-name="gr4" draw:text-style-name="P1" draw:layer="layout" svg:width="5.062cm" svg:height="9.081cm" svg:x="20.814cm" svg:y="4.699cm">
            <draw:image xlink:href="Pictures/100000000000078000000500760575EA5FE4821B.jpg" xlink:type="simple" xlink:show="embed" xlink:actuate="onLoad" loext:mime-type="image/jpeg">
              <text:p/>
            </draw:image>
          </draw:frame>
          <draw:frame draw:style-name="gr5" draw:text-style-name="P1" draw:layer="layout" svg:width="12.022cm" svg:height="8.755cm" svg:x="7.971cm" svg:y="3.469cm">
            <draw:image xlink:href="Pictures/10000000000007800000055C9A1FAD770C155FDE.jpg" xlink:type="simple" xlink:show="embed" xlink:actuate="onLoad" loext:mime-type="image/jpe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3.924cm" svg:height="3.996cm" svg:x="23.997cm" svg:y="0.253cm">
          <draw:image xlink:href="Pictures/1000151400000F5500000F9DB67A401F8C798F09.svg" xlink:type="simple" xlink:show="embed" xlink:actuate="onLoad" loext:mime-type="image/svg+xml">
            <text:p/>
          </draw:image>
          <draw:image xlink:href="Pictures/1000020100000094000000972AE563591182B8CC.png" xlink:type="simple" xlink:show="embed" xlink:actuate="onLoad" loext:mime-type="image/png"/>
        </draw:frame>
        <draw:frame draw:style-name="gr2" draw:text-style-name="P1" draw:layer="layout" svg:width="3.924cm" svg:height="3.996cm" draw:transform="rotate (-3.14159265358979) translate (27.921cm 15.549cm)">
          <draw:image xlink:href="Pictures/1000151400000F5500000F9DB67A401F8C798F09.svg" xlink:type="simple" xlink:show="embed" xlink:actuate="onLoad" loext:mime-type="image/svg+xml">
            <text:p/>
          </draw:image>
          <draw:image xlink:href="Pictures/1000020100000094000000972AE563591182B8CC.png" xlink:type="simple" xlink:show="embed" xlink:actuate="onLoad" loext:mime-type="image/png"/>
        </draw:frame>
        <draw:frame draw:style-name="gr1" draw:text-style-name="P1" draw:layer="layout" svg:width="3.924cm" svg:height="3.996cm" draw:transform="rotate (-3.14159265358979) translate (4.121cm 15.55cm)">
          <draw:image xlink:href="Pictures/1000151400000F5500000F9DB67A401F8C798F09.svg" xlink:type="simple" xlink:show="embed" xlink:actuate="onLoad" loext:mime-type="image/svg+xml">
            <text:p/>
          </draw:image>
          <draw:image xlink:href="Pictures/1000020100000094000000972AE563591182B8CC.png" xlink:type="simple" xlink:show="embed" xlink:actuate="onLoad" loext:mime-type="image/png"/>
        </draw:frame>
        <draw:frame draw:style-name="gr2" draw:text-style-name="P1" draw:layer="layout" svg:width="3.924cm" svg:height="3.996cm" svg:x="0.197cm" svg:y="0.255cm">
          <draw:image xlink:href="Pictures/1000151400000F5500000F9DB67A401F8C798F09.svg" xlink:type="simple" xlink:show="embed" xlink:actuate="onLoad" loext:mime-type="image/svg+xml">
            <text:p/>
          </draw:image>
          <draw:image xlink:href="Pictures/1000020100000094000000972AE563591182B8CC.png" xlink:type="simple" xlink:show="embed" xlink:actuate="onLoad" loext:mime-type="image/png"/>
        </draw:frame>
        <draw:g>
          <draw:frame draw:style-name="gr3" draw:text-style-name="P1" draw:layer="layout" svg:width="5.024cm" svg:height="8.999cm" svg:x="2.126cm" svg:y="1.972cm">
            <draw:image xlink:href="Pictures/10000000000007800000050095DB231CF98601CC.jpg" xlink:type="simple" xlink:show="embed" xlink:actuate="onLoad" loext:mime-type="image/jpeg">
              <text:p/>
            </draw:image>
          </draw:frame>
          <draw:frame draw:style-name="gr4" draw:text-style-name="P1" draw:layer="layout" svg:width="5.062cm" svg:height="9.081cm" svg:x="20.815cm" svg:y="4.7cm">
            <draw:image xlink:href="Pictures/100000000000078000000500760575EA5FE4821B.jpg" xlink:type="simple" xlink:show="embed" xlink:actuate="onLoad" loext:mime-type="image/jpeg">
              <text:p/>
            </draw:image>
          </draw:frame>
          <draw:frame draw:style-name="gr5" draw:text-style-name="P1" draw:layer="layout" svg:width="12.022cm" svg:height="8.755cm" svg:x="7.972cm" svg:y="3.47cm">
            <draw:image xlink:href="Pictures/10000000000007800000055C9A1FAD770C155FDE.jpg" xlink:type="simple" xlink:show="embed" xlink:actuate="onLoad" loext:mime-type="image/jpe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1" draw:text-style-name="P1" draw:layer="layout" svg:width="3.924cm" svg:height="3.996cm" svg:x="23.948cm" svg:y="0.231cm">
          <draw:image xlink:href="Pictures/1000150800000F5500000F9D9CDD240292335D82.svg" xlink:type="simple" xlink:show="embed" xlink:actuate="onLoad" loext:mime-type="image/svg+xml">
            <text:p/>
          </draw:image>
          <draw:image xlink:href="Pictures/1000020100000094000000971330DA7167964172.png" xlink:type="simple" xlink:show="embed" xlink:actuate="onLoad" loext:mime-type="image/png"/>
        </draw:frame>
        <draw:frame draw:style-name="gr2" draw:text-style-name="P1" draw:layer="layout" svg:width="3.924cm" svg:height="3.996cm" draw:transform="rotate (-3.14159265358979) translate (27.872cm 15.528cm)">
          <draw:image xlink:href="Pictures/1000150800000F5500000F9D9CDD240292335D82.svg" xlink:type="simple" xlink:show="embed" xlink:actuate="onLoad" loext:mime-type="image/svg+xml">
            <text:p/>
          </draw:image>
          <draw:image xlink:href="Pictures/1000020100000094000000971330DA7167964172.png" xlink:type="simple" xlink:show="embed" xlink:actuate="onLoad" loext:mime-type="image/png"/>
        </draw:frame>
        <draw:frame draw:style-name="gr1" draw:text-style-name="P1" draw:layer="layout" svg:width="3.924cm" svg:height="3.996cm" draw:transform="rotate (-3.14159265358979) translate (4.072cm 15.628cm)">
          <draw:image xlink:href="Pictures/1000150800000F5500000F9D9CDD240292335D82.svg" xlink:type="simple" xlink:show="embed" xlink:actuate="onLoad" loext:mime-type="image/svg+xml">
            <text:p/>
          </draw:image>
          <draw:image xlink:href="Pictures/1000020100000094000000971330DA7167964172.png" xlink:type="simple" xlink:show="embed" xlink:actuate="onLoad" loext:mime-type="image/png"/>
        </draw:frame>
        <draw:frame draw:style-name="gr2" draw:text-style-name="P1" draw:layer="layout" svg:width="3.924cm" svg:height="3.996cm" svg:x="0.148cm" svg:y="0.234cm">
          <draw:image xlink:href="Pictures/1000150800000F5500000F9D9CDD240292335D82.svg" xlink:type="simple" xlink:show="embed" xlink:actuate="onLoad" loext:mime-type="image/svg+xml">
            <text:p/>
          </draw:image>
          <draw:image xlink:href="Pictures/1000020100000094000000971330DA7167964172.png" xlink:type="simple" xlink:show="embed" xlink:actuate="onLoad" loext:mime-type="image/png"/>
        </draw:frame>
        <draw:g>
          <draw:frame draw:style-name="gr3" draw:text-style-name="P1" draw:layer="layout" svg:width="5.024cm" svg:height="8.999cm" svg:x="2.126cm" svg:y="1.972cm">
            <draw:image xlink:href="Pictures/10000000000007800000050095DB231CF98601CC.jpg" xlink:type="simple" xlink:show="embed" xlink:actuate="onLoad" loext:mime-type="image/jpeg">
              <text:p/>
            </draw:image>
          </draw:frame>
          <draw:frame draw:style-name="gr4" draw:text-style-name="P1" draw:layer="layout" svg:width="5.062cm" svg:height="9.081cm" svg:x="20.815cm" svg:y="4.7cm">
            <draw:image xlink:href="Pictures/100000000000078000000500760575EA5FE4821B.jpg" xlink:type="simple" xlink:show="embed" xlink:actuate="onLoad" loext:mime-type="image/jpeg">
              <text:p/>
            </draw:image>
          </draw:frame>
          <draw:frame draw:style-name="gr5" draw:text-style-name="P1" draw:layer="layout" svg:width="12.022cm" svg:height="8.755cm" svg:x="7.972cm" svg:y="3.47cm">
            <draw:image xlink:href="Pictures/10000000000007800000055C9A1FAD770C155FDE.jpg" xlink:type="simple" xlink:show="embed" xlink:actuate="onLoad" loext:mime-type="image/jpe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draw:style-name="gr1" draw:text-style-name="P1" draw:layer="layout" svg:width="3.924cm" svg:height="3.996cm" svg:x="23.945cm" svg:y="0.258cm">
          <draw:image xlink:href="Pictures/1000150B00000F5500000F9DE6ABDBF32568B269.svg" xlink:type="simple" xlink:show="embed" xlink:actuate="onLoad" loext:mime-type="image/svg+xml">
            <text:p/>
          </draw:image>
          <draw:image xlink:href="Pictures/100002010000009400000097969563902B8FD33A.png" xlink:type="simple" xlink:show="embed" xlink:actuate="onLoad" loext:mime-type="image/png"/>
        </draw:frame>
        <draw:frame draw:style-name="gr2" draw:text-style-name="P1" draw:layer="layout" svg:width="3.924cm" svg:height="3.996cm" draw:transform="rotate (-3.14159265358979) translate (27.869cm 15.553cm)">
          <draw:image xlink:href="Pictures/1000150B00000F5500000F9DE6ABDBF32568B269.svg" xlink:type="simple" xlink:show="embed" xlink:actuate="onLoad" loext:mime-type="image/svg+xml">
            <text:p/>
          </draw:image>
          <draw:image xlink:href="Pictures/100002010000009400000097969563902B8FD33A.png" xlink:type="simple" xlink:show="embed" xlink:actuate="onLoad" loext:mime-type="image/png"/>
        </draw:frame>
        <draw:frame draw:style-name="gr1" draw:text-style-name="P1" draw:layer="layout" svg:width="3.924cm" svg:height="3.996cm" draw:transform="rotate (-3.14159265358979) translate (4.069cm 15.654cm)">
          <draw:image xlink:href="Pictures/1000150B00000F5500000F9DE6ABDBF32568B269.svg" xlink:type="simple" xlink:show="embed" xlink:actuate="onLoad" loext:mime-type="image/svg+xml">
            <text:p/>
          </draw:image>
          <draw:image xlink:href="Pictures/100002010000009400000097969563902B8FD33A.png" xlink:type="simple" xlink:show="embed" xlink:actuate="onLoad" loext:mime-type="image/png"/>
        </draw:frame>
        <draw:frame draw:style-name="gr2" draw:text-style-name="P1" draw:layer="layout" svg:width="3.924cm" svg:height="3.996cm" svg:x="0.145cm" svg:y="0.258cm">
          <draw:image xlink:href="Pictures/1000150B00000F5500000F9DE6ABDBF32568B269.svg" xlink:type="simple" xlink:show="embed" xlink:actuate="onLoad" loext:mime-type="image/svg+xml">
            <text:p/>
          </draw:image>
          <draw:image xlink:href="Pictures/100002010000009400000097969563902B8FD33A.png" xlink:type="simple" xlink:show="embed" xlink:actuate="onLoad" loext:mime-type="image/png"/>
        </draw:frame>
        <draw:g>
          <draw:frame draw:style-name="gr3" draw:text-style-name="P1" draw:layer="layout" svg:width="5.024cm" svg:height="8.999cm" svg:x="2.126cm" svg:y="1.972cm">
            <draw:image xlink:href="Pictures/10000000000007800000050095DB231CF98601CC.jpg" xlink:type="simple" xlink:show="embed" xlink:actuate="onLoad" loext:mime-type="image/jpeg">
              <text:p/>
            </draw:image>
          </draw:frame>
          <draw:frame draw:style-name="gr4" draw:text-style-name="P1" draw:layer="layout" svg:width="5.062cm" svg:height="9.081cm" svg:x="20.815cm" svg:y="4.7cm">
            <draw:image xlink:href="Pictures/100000000000078000000500760575EA5FE4821B.jpg" xlink:type="simple" xlink:show="embed" xlink:actuate="onLoad" loext:mime-type="image/jpeg">
              <text:p/>
            </draw:image>
          </draw:frame>
          <draw:frame draw:style-name="gr5" draw:text-style-name="P1" draw:layer="layout" svg:width="12.022cm" svg:height="8.755cm" svg:x="7.972cm" svg:y="3.47cm">
            <draw:image xlink:href="Pictures/10000000000007800000055C9A1FAD770C155FDE.jpg" xlink:type="simple" xlink:show="embed" xlink:actuate="onLoad" loext:mime-type="image/jpe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9C8487398C3C2D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4:49:55.229684497</meta:creation-date>
    <meta:editing-duration>PT6M49S</meta:editing-duration>
    <meta:editing-cycles>7</meta:editing-cycles>
    <meta:generator>LibreOffice/6.1.5.2$Linux_X86_64 LibreOffice_project/10$Build-2</meta:generator>
    <dc:title>Bright Blue</dc:title>
    <dc:date>2019-07-11T16:12:13.985488423</dc:date>
    <meta:document-statistic meta:object-count="66"/>
  </office:meta>
</office:document-meta>
</file>